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1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)" office:value-type="float" office:value="161400" calcext:value-type="float">
            <text:p>161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-2300" calcext:value-type="float">
            <text:p>-23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string" calcext:value-type="string">
            <text:p>*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3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3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4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3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3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0079.8649475938" calcext:value-type="float">
            <text:p>-50079.8649475938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8">00/00/0000</text:date>, <text:time style:data-style-name="N2" text:time-value="20:30:18.293763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5-28T22:39:55.141032129</dc:date>
    <meta:editing-duration>P7DT9H9M6S</meta:editing-duration>
    <meta:editing-cycles>2508</meta:editing-cycles>
    <meta:generator>LibreOffice/4.2.6.3$Linux_X86_64 LibreOffice_project/420m0$Build-3</meta:generator>
    <meta:document-statistic meta:table-count="14" meta:cell-count="6226" meta:object-count="0"/>
  </office:meta>
</office:document-meta>
</file>